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Formulário sem Model no CakePHP 3.x - Tableless</text:h>
      <text:section text:style-name="Sect1" text:name="reader-header">
        <text:section text:style-name="Sect1" text:name="reader-credits">
          <text:p text:style-name="Text_20_body">por Eduardo Abreu</text:p>
        </text:section>
      </text:section>
      <text:section text:style-name="Sect1" text:name="moz-reader-content">
        <text:p text:style-name="Standard"/>
        <text:section text:style-name="Sect1" text:name="readability-page-1">
          <text:p text:style-name="Text_20_body">Requisitos do artigos:<text:line-break/>– Ter o CakePHP 3 instalado (<text:a xlink:type="simple" xlink:href="https://medium.com/@eabreusantos/instalando-o-cakephp-3-0-2f2a155cb8b1" office:target-frame-name="_blank" xlink:show="new" text:style-name="Internet_20_link" text:visited-style-name="Visited_20_Internet_20_Link"> Artigo de como instalar o Cakephp 3.x</text:a>)</text:p>
          <text:p text:style-name="Text_20_body">O que aprenderemos:</text:p>
          <text:list xml:id="list3341443061070524599" text:style-name="L1">
            <text:list-item>
              <text:p text:style-name="P2">Como trabalhar com formulários que não necessitam de um Model. </text:p>
            </text:list-item>
            <text:list-item>
              <text:p text:style-name="P1">Criar uma página de contato. </text:p>
            </text:list-item>
          </text:list>
          <text:h text:style-name="Heading_20_3" text:outline-level="3">Formulários</text:h>
          <text:p text:style-name="Text_20_body">Na maioria das vezes, trabalhamos com formulários relacionados a um Model para persistir dados. Outras vezes precisamos validar os dados de um formulário onde não há persistência, como é no caso de um Formulário de Contato. Para tal tarefa, o CakePHP 3.x nos disponibiliza o que chamamos de <text:span text:style-name="Strong_20_Emphasis">Modelless Forms</text:span>.</text:p>
          <text:p text:style-name="Text_20_body">Para começar, precisamos criar uma pasta chamada ‘Forms’ dentro do diretório ‘app\src’. Para exemplificar vamos assumir que iremos criar um formulário de contato básico com nome, email e mensagem.</text:p>
          <text:p text:style-name="Text_20_body">Na pasta Forms, crie um arquivo chamado ‘ContactForm.php’ com o seguinte conteúdo:</text:p>
          <text:p text:style-name="P3">namespace App\Form;use Cake\Form\Form;use Cake\Form\Schema;use Cake\Validation\Validator;class ContactForm extends Form{ /* * Cria schema do formulário * @param Schema object * @return Schema object */ protected function _buildSchema(Schema $schema){ return $schema-&gt;addField('name', 'string') -&gt;addField('email', ['type' =&gt; 'string']) -&gt;addField('body', ['type' =&gt; 'text']);}/**Add regras de validação aos campos do formulário* @param Validator object* @return Validator object*/protected function _buildValidator(Validator $validator){ return $validator-&gt;add('name', 'length', [ 'rule' =&gt; ['minLength', 10], 'message' =&gt; 'Campo nome é obrigatório' ])-&gt;add('email', 'format', [ 'rule' =&gt; 'email', 'message' =&gt; 'Endereço de e-mail inválido', ]);}/** Envia e-mail com os dados do contato* @param array $data dados da requisição* @return bool true caso tenha enviado o e-mail com sucesso*/protected function _execute(array $data)e{// Send an email.return true;}}</text:p>
          <text:p text:style-name="Text_20_body">Linha 1:4 — Declaramos o namespace e importamos classes que iremos utilizar.</text:p>
          <text:p text:style-name="Text_20_body">Linha 5 — Declaração da classe, obrigatório o sufixo Form tanto na declaração da classe como no nome do arquivo, Modelless Forms devem obrigatoriamente estender da classe Form.</text:p>
          <text:p text:style-name="Text_20_body">Linha 12:17 — Método ‘<text:span text:style-name="Strong_20_Emphasis">_buildSchema</text:span>‘, recebe como parâmetro um objeto do tipo Schema. É usado para definir o esquema de dados que será utilizado pelo FormHelper para criar o formulário html. É possível definir o tipo do campo, tamanho do campo e precisão. Este método deve retornar o próprio objeto Schema.</text:p>
          <text:p text:style-name="Text_20_body">Linha 23:32 — Método <text:span text:style-name="Strong_20_Emphasis">‘_buildValidator</text:span>‘, recebe como parâmetro um objeto do tipo Validator. É usado para definir o esquema de validação do formulário quando processado. É possível definir <text:soft-page-break/>várias regras de validação para mesmo campo. Este método deve retornar o próprio objeto Validator. Veja mais regras e opções em: <text:a xlink:type="simple" xlink:href="http://book.cakephp.org/3.0/en/core-libraries/validation.html" office:target-frame-name="_blank" xlink:show="new" text:style-name="Internet_20_link" text:visited-style-name="Visited_20_Internet_20_Link">http://book.cakephp.org/3.0/en/core-libraries/validation.html</text:a>. Em breve irei publicar um artigo sobre Validação de dados.</text:p>
          <text:p text:style-name="Text_20_body">Linha 38:~ — Método ‘<text:span text:style-name="Strong_20_Emphasis">_execute</text:span>‘, recebe como parâmetro um array contendo os dados da requisição ou no caso os dados do formulário que o usuário preencheu. O retorno deste método é de acordo com a implementação.</text:p>
          <text:h text:style-name="Heading_20_3" text:outline-level="3">Processando o Formulário</text:h>
          <text:p text:style-name="Text_20_body">Uma vez definida a classe do formulário, temos agora de processa-lo, para isto podemos utilizar um Controller. Na pasta ‘app\src\Controller’ crie um arquivo chamado ‘ContactController.php’ com o seguinte conteúdo.</text:p>
          <text:p text:style-name="P3">namespace App\Controller;use App\Controller\AppController;use App\Form\ContactForm;class ContactController extends AppController{ <text:s/>/* <text:s/>* Exibe e processa o formulário de contato caso seja uma requisição post <text:s/>* @return void\Response <text:s/>*/public function index(){ $contact = new ContactForm(); if ($this-&gt;request-&gt;is('post')) { if ($contact-&gt;execute($this-&gt;request-&gt;data)) { $this-&gt;Flash-&gt;success('Mensagem enviado, aguarde nosso retorno.');} else { $this-&gt;Flash-&gt;error('Ocorreu um problema ao enviar sua mensagem.');}} $this-&gt;set('contact', $contact);}}</text:p>
          <text:p text:style-name="Text_20_body">Linha 13 — Verificamos se a requisição é do tipo ‘POST’.</text:p>
          <text:p text:style-name="Text_20_body">Linha 14 — Caso seja, tentamos processar o formulário executando o método ‘execute()’ que recebe como parâmetro os dados da requisição que estará disponível no método ‘_execute’ do Form. Ao executar o método ‘execute’, automaticamente o formulário irá tentar validar os dados de acordo com sua implementação do método ‘_buildValidator’, se a validação passar, só então o método ‘_execute’ é chamado.</text:p>
          <text:p text:style-name="Text_20_body">Linha 20 — Envia o objeto do formulário à view para ser utilizado no FormHelper.</text:p>
          <text:h text:style-name="Heading_20_3" text:outline-level="3">Capturando erros de validação</text:h>
          <text:p text:style-name="Text_20_body">Para capturar os erros de validação, utilize o método ‘errors()’ do objeto do formulário, veja abaixo um exemplo:</text:p>
          <text:p text:style-name="P3">// Na action do controllerpublic function index(){ $contact = new ContactForm(); $erros = []; if ($this-&gt;request-&gt;is('post')) { if ($contact-&gt;execute($this-&gt;request-&gt;data)) { $this-&gt;Flash-&gt;success('Mensagem enviado, aguarde nosso retorno.');} else {//Captura erros $erros = $contact-&gt;errors(); $this-&gt;Flash-&gt;error('Ocorreu um problema ao enviar sua mensagem.');}} $this-&gt;set('contact', $contact); $this-&gt;set('erros',$erros);}</text:p>
          <text:p text:style-name="Text_20_body">O método ‘errors’ retorna um array com a listagem de campos que não estão válidos, sendo os índices os nomes dos campos e os valores as mensagens de erro.</text:p>
          <text:h text:style-name="Heading_20_3" text:outline-level="3">Exibição do Formulário</text:h>
          <text:p text:style-name="Text_20_body">Para que o formulário seja exibido para usuário, crie uma view no diretório ‘app\src\View\Template\Contact’ com o nome ‘index.ctp’ e o seguinte conteúdo:</text:p>
          <text:p text:style-name="Text_20_body">Por enquanto é só galera, em breve irei publicar como enviar os dados do formulário para um e-<text:soft-page-break/>mail.</text:p>
          <text:p text:style-name="Text_20_body">Qualquer dúvida, estou a disposição para ajudar.</text:p>
          <text:p text:style-name="Text_20_body">Abraços!</text:p>
          <text:h text:style-name="Heading_20_3" text:outline-level="3">Eduardo Abreu</text:h>
          <text:p text:style-name="Text_20_body">Entusiasta tecnológico, trabalho com desenvolvimento web há 8 anos. Meu foco principal é a linguagem PHP e seus frameworks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</meta:initial-creator>
    <meta:creation-date>2016-09-10T19:20:05.823601237</meta:creation-date>
    <dc:date>2016-09-10T19:20:27.670572815</dc:date>
    <dc:creator>Ribamar </dc:creator>
    <meta:editing-duration>PT22S</meta:editing-duration>
    <meta:editing-cycles>1</meta:editing-cycles>
    <meta:document-statistic meta:table-count="0" meta:image-count="0" meta:object-count="0" meta:page-count="3" meta:paragraph-count="33" meta:word-count="765" meta:character-count="5537" meta:non-whitespace-character-count="4792"/>
    <meta:generator>LibreOffice/5.0.3.2$Linux_X86_64 LibreOffice_project/00m0$Build-2</meta:generator>
  </office:meta>
</office:document-meta>
</file>